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4" style:family="paragraph" style:parent-style-name="Standard">
      <style:text-properties officeooo:paragraph-rsid="000a83e5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8" style:family="paragraph" style:parent-style-name="List_20_Paragraph" style:list-style-name="WWNum1">
      <style:text-properties officeooo:paragraph-rsid="000a83e5"/>
    </style:style>
    <style:style style:name="P9" style:family="paragraph" style:parent-style-name="List_20_Paragraph" style:list-style-name="WWNum1">
      <style:text-properties fo:font-weight="bold" officeooo:paragraph-rsid="000a83e5" style:font-weight-asian="bold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1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834e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e834e" fo:background-color="#ffffff" loext:char-shading-value="0"/>
    </style:style>
    <style:style style:name="T8" style:family="text">
      <style:text-properties officeooo:rsid="000f0106" fo:background-color="#ffffff" loext:char-shading-value="0"/>
    </style:style>
    <style:style style:name="T9" style:family="text">
      <style:text-properties officeooo:rsid="000f0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8"><text:span text:style-name="T3">Бекап БД (если его нету)</text:span><text:span text:style-name="T3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1">- bash</text:span><text:span text:style-name="T1"/></text:p>
      <text:p text:style-name="P2"><text:span text:style-name="T1">- apt update</text:span><text:span text:style-name="T1"/></text:p>
      <text:p text:style-name="P2"><text:span text:style-name="T1">- apt install mc</text:span><text:span text:style-name="T1"/></text:p>
      <text:p text:style-name="P2">- <text:span text:style-name="T1">mc</text:span></text:p>
      <text:p text:style-name="P2">- команда:</text:p>
      <text:p text:style-name="P2"><text:span text:style-name="T1">su</text:span> <text:span text:style-name="T1">postgres</text:span></text:p>
      <text:p text:style-name="P2"/>
      <text:p text:style-name="P2">Делаем полный бекап кластера :</text:p>
      <text:p text:style-name="P2"><text:span text:style-name="T1">pg_dumpall &gt; /var/lib/postgresql/data/backups</text:span><text:span text:style-name="T1"/></text:p>
      <text:p text:style-name="P2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/text:p>
      <text:p text:style-name="P2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2"/>
      <text:p text:style-name="P6">Если нужен бекап отдельной БД:</text:p>
      <text:p text:style-name="P7">pg_dump --dbname=RedMango <text:s/>--file=/var/lib/postgresql/data/RedMango.tar --format=tar</text:p>
      <text:p text:style-name="P2"/>
      <text:p text:style-name="P2">В <text:span text:style-name="T1">Linux</text:span> также можно сделать так.</text:p>
      <text:p text:style-name="P2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2">Поэтому можно подключиться к этому <text:span text:style-name="T1">nfs</text:span>-хранилищу.</text:p>
      <text:p text:style-name="P2">Делаем к нему доступ командой:</text:p>
      <text:p text:style-name="P2"><text:span text:style-name="T1">sudo chmod 777 /home</text:span><text:span text:style-name="T2">/</text:span><text:span text:style-name="T1">alex/Data/PostgresData</text:span></text:p>
      <text:p text:style-name="P2">И затем копируем созданный файл бекапа <text:span text:style-name="T1">backup</text:span> куда нужно.</text:p>
      <text:p text:style-name="P1"/>
      <text:p text:style-name="P1"/>
      <text:list text:continue-numbering="true" text:style-name="WWNum1">
        <text:list-item>
          <text:p text:style-name="P9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2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2">Это наш экземпляр.</text:p>
      <text:p text:style-name="P2">Или его можно открыть из консоли:</text:p>
      <text:p text:style-name="P2"><text:span text:style-name="T1">kubectl exec –stdin –tty postgre-0 -- /bin/bash</text:span><text:span text:style-name="T1"/></text:p>
      <text:p text:style-name="P2">Далее устанавливаем файловый менеджер:</text:p>
      <text:p text:style-name="P3"><text:span text:style-name="T1">apt</text:span> <text:span text:style-name="T1">update</text:span></text:p>
      <text:p text:style-name="P3"><text:span text:style-name="T1">apt install mc</text:span><text:span text:style-name="T1"/></text:p>
      <text:p text:style-name="P3"><text:span text:style-name="T1">mc</text:span><text:span text:style-name="T1"/></text:p>
      <text:p text:style-name="P3">переходим<text:span text:style-name="T1"> -&gt; /var/lib/postgresql/data</text:span><text:span text:style-name="T1"/></text:p>
      <text:p text:style-name="P3">там должен находится наш бекап – файл <text:span text:style-name="T1">backups</text:span>, проверяем так ли это</text:p>
      <text:p text:style-name="P3">выходим из <text:span text:style-name="T1">mc</text:span> -&gt; <text:span text:style-name="T1">exit</text:span></text:p>
      <text:p text:style-name="P3">также можно было переходить командами <text:span text:style-name="T1">cd</text:span> (переход) и <text:span text:style-name="T1">ls</text:span> (просмотр).</text:p>
      <text:p text:style-name="P3"/>
      <text:p text:style-name="P3"><text:soft-page-break/><text:span text:style-name="T4">Восстанавливаем нужные БД из бекапов. </text:span><text:span text:style-name="T4"/></text:p>
      <text:p text:style-name="P4"/>
      <text:p text:style-name="P3">восстанавливаем БД:</text:p>
      <text:p text:style-name="P3"><text:span text:style-name="T1">psql</text:span> -<text:span text:style-name="T1">f</text:span> &lt;путь к бекапу&gt; <text:span text:style-name="T1">postgres</text:span> </text:p>
      <text:p text:style-name="P3">Например<text:span text:style-name="T1">:</text:span><text:span text:style-name="T1"/></text:p>
      <text:p text:style-name="P3"><text:span text:style-name="T1">psql -f /var/lib/postgresql/data/backups postgres </text:span><text:span text:style-name="T1"/></text:p>
      <text:p text:style-name="P5"/>
      <text:p text:style-name="P3"><text:span text:style-name="T1">Если будет что-то вроде – Fatal: role “root” does not exist,</text:span><text:span text:style-name="T1"/></text:p>
      <text:p text:style-name="P3"><text:span text:style-name="T1">делаем так:</text:span><text:span text:style-name="T1"/></text:p>
      <text:p text:style-name="P5"/>
      <text:p text:style-name="P3"><text:span text:style-name="T1">- ставим “sudo”: <text:s/>apt install sudo</text:span><text:span text:style-name="T1"/></text:p>
      <text:p text:style-name="P3"><text:span text:style-name="T1">- запускаем сессию из под postgres: sudo su – postgres</text:span><text:span text:style-name="T1"/></text:p>
      <text:p text:style-name="P3"><text:span text:style-name="T1">- запускаем скрипт восстановления: psql -f /var/lib/postgresql/data/backups postgres</text:span><text:span text:style-name="T1"/></text:p>
      <text:p text:style-name="P5"/>
      <text:p text:style-name="P3">должно все восстановится. </text:p>
      <text:p text:style-name="P3">Проверяем:</text:p>
      <text:p text:style-name="P3"><text:span text:style-name="T1">psql</text:span> -<text:span text:style-name="T1">U</text:span> <text:span text:style-name="T1">postgres</text:span> -<text:span text:style-name="T1">d</text:span> &lt;имя БД&gt;</text:p>
      <text:p text:style-name="P3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3">должны отобразится данные, важно – наименование таблиц – <text:span text:style-name="T1">casesensitive</text:span>! Так что нужно указывать точно.</text:p>
      <text:p text:style-name="P3"/>
      <text:p text:style-name="P3"/>
      <text:p text:style-name="P12"><text:span text:style-name="T5">Другой вариант </text:span><text:span text:style-name="T9">бекапа и </text:span><text:span text:style-name="T5">восстановления из бекапа </text:span></text:p>
      <text:p text:style-name="P11"/>
      <text:p text:style-name="P11"><text:span text:style-name="T5">бекап создан утилитой pg_dump, например командой : </text:span></text:p>
      <text:p text:style-name="P11"><text:span text:style-name="T6">pg_dump Auctions --file "Auctions" --host "192.168.1.11" --port "5432" --username "postgres" --format=t </text:span></text:p>
      <text:p text:style-name="P11"><text:span text:style-name="T6"/></text:p>
      <text:p text:style-name="P14"><text:span text:style-name="T6">Этой командой будет забекаплена БД Auctions в файл Auctions в формате tar. Файл будет создан в каталоге, где была выполнена команда.</text:span></text:p>
      <text:p text:style-name="P11"><text:span text:style-name="T6"/></text:p>
      <text:p text:style-name="P11"><text:span text:style-name="T7">Восстанавливаем:</text:span></text:p>
      <text:p text:style-name="P11"><text:span text:style-name="T7"/></text:p>
      <text:p text:style-name="P13"><text:span text:style-name="T7">pg_restore -C -d postgres var/lib/postgresql/data/Auctions,</text:span></text:p>
      <text:p text:style-name="P13"><text:span text:style-name="T8">где «</text:span><text:span text:style-name="T7">var/lib/postgresql/data/Auction</text:span><text:span text:style-name="T8">s</text:span><text:span text:style-name="T7">» - </text:span><text:span text:style-name="T8">это путь к дампу БД.</text:span></text:p>
      <text:p text:style-name="P13"><text:span text:style-name="T8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0T23:01:19.873392907</dc:date>
    <meta:editing-duration>PT22M56S</meta:editing-duration>
    <meta:editing-cycles>4</meta:editing-cycles>
    <meta:generator>LibreOffice/24.2.1.2$Linux_X86_64 LibreOffice_project/db4def46b0453cc22e2d0305797cf981b68ef5ac</meta:generator>
    <meta:document-statistic meta:table-count="0" meta:image-count="0" meta:object-count="0" meta:page-count="2" meta:paragraph-count="60" meta:word-count="415" meta:character-count="2955" meta:non-whitespace-character-count="2588"/>
  </office:meta>
</office:document-meta>
</file>